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Kedage" svg:font-family="Kedage" style:font-pitch="variable"/>
    <style:font-face style:name="Shlomo" svg:font-family="Shlom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Kedage" style:font-name-complex="Shlomo"/>
    </style:style>
    <style:style style:name="P2" style:family="paragraph" style:parent-style-name="Standard">
      <style:text-properties style:font-name="Kedage" fo:font-weight="normal" style:font-weight-asian="normal" style:font-name-complex="Shlomo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Kedage" fo:font-weight="normal" style:font-weight-asian="normal" style:font-name-complex="Shlomo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Kedage" style:font-name-complex="Kedage"/>
    </style:style>
    <style:style style:name="T1" style:family="text"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צהריים טובים</text:p>
      <text:p text:style-name="P3">אדוני היקר, גברת היקרה</text:p>
      <text:p text:style-name="P3"/>
      <text:p text:style-name="P3">א. אנא ציין יותר למצב שלי במקום לכתוב מילות כלליות. <text:span text:style-name="T1">דגה</text:span> </text:p>
      <text:p text:style-name="P3">ב. אנא לשכנע אותי שהדרך שתסלול לי בכוונות הכי טובות שלך מובילה למקום הנכון. <text:span text:style-name="T1">ד</text:span></text:p>
      <text:p text:style-name="P3"/>
      <text:p text:style-name="P3">דרישת שלום</text:p>
      <text:p text:style-name="P4"/>
      <text:p text:style-name="P1">מקסים סבל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edage" svg:font-family="Kedage" style:font-pitch="variable"/>
    <style:font-face style:name="Shlomo" svg:font-family="Shlom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e" fo:country="B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e" fo:country="B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a </meta:initial-creator>
    <meta:creation-date>2014-07-17T01:24:45</meta:creation-date>
    <meta:document-statistic meta:table-count="0" meta:image-count="0" meta:object-count="0" meta:page-count="1" meta:paragraph-count="6" meta:word-count="41" meta:character-count="187"/>
    <dc:date>2014-07-17T01:46:39</dc:date>
    <dc:creator>seva </dc:creator>
    <meta:editing-duration>PT00H06M44S</meta:editing-duration>
    <meta:editing-cycles>1</meta:editing-cycles>
    <meta:generator>OpenOffice.org/3.2$Unix OpenOffice.org_project/320m12$Build-9483</meta:generator>
  </office:meta>
</office:document-meta>
</file>